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600000263B68FD668.png" manifest:media-type="image/png"/>
  <manifest:file-entry manifest:full-path="Pictures/100000000000040000000400FB25C4C5.png" manifest:media-type="image/png"/>
  <manifest:file-entry manifest:full-path="Pictures/1000000000000400000004002BC7EEB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Image2" text:anchor-type="paragraph" svg:x="4.1201in" svg:y="0.5402in" svg:width="1.7in" svg:height="1.7in" draw:z-index="0"><draw:image xlink:href="Pictures/1000000000000400000004002BC7EEBE.png" xlink:type="simple" xlink:show="embed" xlink:actuate="onLoad"/></draw:frame><draw:frame draw:style-name="fr1" draw:name="Image3" text:anchor-type="paragraph" svg:x="4.1402in" svg:y="2.4201in" svg:width="1.7in" svg:height="1.7in" draw:z-index="1"><draw:image xlink:href="Pictures/100000000000040000000400FB25C4C5.png" xlink:type="simple" xlink:show="embed" xlink:actuate="onLoad"/></draw:frame><draw:frame draw:style-name="fr1" draw:name="Image1" text:anchor-type="paragraph" svg:x="0.0472in" svg:y="0.0327in" svg:width="4in" svg:height="4.2in" draw:z-index="2"><draw:image xlink:href="Pictures/100002010000024600000263B68FD66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5T15:22:04.230677494</dc:date>
    <meta:document-statistic meta:table-count="0" meta:image-count="3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